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iscreet_25_20Dark1-title">
      <style:graphic-properties fo:min-height="3.507cm"/>
    </style:style>
    <style:style style:name="pr2" style:family="presentation" style:parent-style-name="Discreet_25_20Dark1-subtitle">
      <style:graphic-properties draw:fill-color="#ffffff" fo:min-height="7.693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draw:auto-grow-height="true" fo:min-height="3.507cm"/>
    </style:style>
    <style:style style:name="pr5" style:family="presentation" style:parent-style-name="Discreet_25_20Dark-outline1">
      <style:graphic-properties fo:min-height="7.443cm"/>
    </style:style>
    <style:style style:name="pr6" style:family="presentation" style:parent-style-name="Discreet_25_20Dark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36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iscreet_25_20Dark1" presentation:presentation-page-layout-name="AL1T0">
        <draw:frame presentation:style-name="pr1" draw:layer="layout" svg:width="25.199cm" svg:height="4.439cm" svg:x="1.4cm" svg:y="3.7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7.693cm" svg:x="1.4cm" svg:y="8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 presentation:placeholder="true">
          <draw:text-box/>
        </draw:frame>
        <draw:frame presentation:style-name="pr5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Condensed" svg:font-family="'Open Sans Condensed'" style:font-family-generic="roman" style:font-pitch="variable"/>
    <style:font-face style:name="Open Sans2" svg:font-family="'Open Sans'" style:font-adornments="Regular" style:font-family-generic="swiss" style:font-pitch="variable"/>
    <style:font-face style:name="Open Sans Condensed1" svg:font-family="'Open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 draw:fit-to-size="shrink-to-fit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 draw:fit-to-size="shrink-to-fit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1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getal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getal&gt;</text:page-number></text:span></text:p>
        </draw:text-box>
      </draw:frame>
      <draw:line presentation:style-name="Mpr2" draw:text-style-name="MP7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getal&gt;</text:page-number></text:span></text:p>
        </draw:text-box>
      </draw:frame>
      <draw:line presentation:style-name="Mpr6" draw:text-style-name="MP7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8T17:52:30.447425233</meta:creation-date>
    <meta:editing-duration>P0D</meta:editing-duration>
    <meta:editing-cycles>1</meta:editing-cycles>
    <meta:generator>LibreOffice/5.1.6.2$Linux_X86_64 LibreOffice_project/10m0$Build-2</meta:generator>
    <meta:document-statistic meta:object-count="42"/>
  </office:meta>
</office:document-meta>
</file>